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be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7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2aa7c" officeooo:paragraph-rsid="0032a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20pt" fo:font-style="normal" fo:text-shadow="none" style:text-underline-style="none" fo:font-weight="normal" officeooo:rsid="00342fea" officeooo:paragraph-rsid="00342fea" fo:background-color="transparent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0342fe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#ffd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2f33ce"/>
    </style:style>
    <style:style style:name="T8" style:family="text">
      <style:text-properties officeooo:rsid="00342f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2023</text:p>
      <text:p text:style-name="P4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46"><text:span text:style-name="T8">Janvier</text:span> - <text:span text:style-name="T8">Januaro</text:span></text:p>
          </table:table-cell>
          <table:covered-table-cell/>
        </table:table-row>
        <table:table-row>
          <table:table-cell table:style-name="Tableau17.A2" office:value-type="string">
            <text:p text:style-name="P47">5</text:p>
          </table:table-cell>
          <table:table-cell table:style-name="Tableau17.A2" office:value-type="string">
            <text:p text:style-name="P46">-</text:p>
          </table:table-cell>
        </table:table-row>
        <table:table-row>
          <table:table-cell table:style-name="Tableau17.A2" office:value-type="string">
            <text:p text:style-name="P46">1<text:span text:style-name="T8">2</text:span></text:p>
          </table:table-cell>
          <table:table-cell table:style-name="Tableau17.A2" office:value-type="string">
            <text:p text:style-name="P46">traduko</text:p>
          </table:table-cell>
        </table:table-row>
        <table:table-row>
          <table:table-cell table:style-name="Tableau17.A2" office:value-type="string">
            <text:p text:style-name="P46">1<text:span text:style-name="T8">9</text:span></text:p>
          </table:table-cell>
          <table:table-cell table:style-name="Tableau17.A2" office:value-type="string">
            <text:p text:style-name="P46">traduko</text:p>
          </table:table-cell>
        </table:table-row>
        <table:table-row>
          <table:table-cell table:style-name="Tableau17.A5" office:value-type="string">
            <text:p text:style-name="P46">2<text:span text:style-name="T8">6</text:span></text:p>
          </table:table-cell>
          <table:table-cell table:style-name="Tableau17.A5" office:value-type="string">
            <text:p text:style-name="P46">traduko</text:p>
          </table:table-cell>
        </table:table-row>
      </table:table>
      <text:p text:style-name="P43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1-05T09:32:57.239222153</dc:date>
    <dc:creator>Bob Correcteur</dc:creator>
    <meta:editing-duration>PT52M25S</meta:editing-duration>
    <meta:editing-cycles>37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12" meta:character-count="50" meta:non-whitespace-character-count="48"/>
  </office:meta>
</office:document-meta>
</file>